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323cm"/>
    </style:style>
    <style:style style:name="co2" style:family="table-column">
      <style:table-column-properties fo:break-before="auto" style:column-width="5.256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5.856cm"/>
    </style:style>
    <style:style style:name="co5" style:family="table-column">
      <style:table-column-properties fo:break-before="auto" style:column-width="6.754cm"/>
    </style:style>
    <style:style style:name="co6" style:family="table-column">
      <style:table-column-properties fo:break-before="auto" style:column-width="4.24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number-columns-repeated="5" table:default-cell-style-name="Default"/>
        <table:table-row table:style-name="ro1">
          <table:table-cell office:value-type="string" calcext:value-type="string">
            <text:p>Angle (Degrees)</text:p>
          </table:table-cell>
          <table:table-cell office:value-type="string" calcext:value-type="string">
            <text:p>Source Strength, E’ (KeV)</text:p>
          </table:table-cell>
          <table:table-cell office:value-type="string" calcext:value-type="string">
            <text:p>FWHH</text:p>
          </table:table-cell>
          <table:table-cell office:value-type="string" calcext:value-type="string">
            <text:p># Counts</text:p>
          </table:table-cell>
          <table:table-cell office:value-type="string" calcext:value-type="string">
            <text:p>Un-scaterred source peak (KeV)</text:p>
          </table:table-cell>
          <table:table-cell office:value-type="string" calcext:value-type="string">
            <text:p>Scaling Value</text:p>
          </table:table-cell>
          <table:table-cell office:value-type="string" calcext:value-type="string">
            <text:p>Scaled Source Strength E’</text:p>
          </table:table-cell>
          <table:table-cell/>
          <table:table-cell office:value-type="string" calcext:value-type="string">
            <text:p>Count Error</text:p>
          </table:table-cell>
          <table:table-cell office:value-type="string" calcext:value-type="string">
            <text:p>Leakage </text:p>
          </table:table-cell>
          <table:table-cell office:value-type="string" calcext:value-type="string">
            <text:p>1/E’</text:p>
          </table:table-cell>
          <table:table-cell office:value-type="string" calcext:value-type="string">
            <text:p>1-cos(theta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53.5" calcext:value-type="float">
            <text:p>653.5</text:p>
          </table:table-cell>
          <table:table-cell office:value-type="float" office:value="50.88" calcext:value-type="float">
            <text:p>50.88</text:p>
          </table:table-cell>
          <table:table-cell office:value-type="string" calcext:value-type="string">
            <text:p>54483*</text:p>
          </table:table-cell>
          <table:table-cell office:value-type="float" office:value="650.38" calcext:value-type="float">
            <text:p>650.38</text:p>
          </table:table-cell>
          <table:table-cell table:formula="of:=[.$H$15] / [.E2]" office:value-type="float" office:value="1.01740520926228" calcext:value-type="float">
            <text:p>1.01740520926228</text:p>
          </table:table-cell>
          <table:table-cell table:formula="of:=[.B2]*[.F2]" office:value-type="float" office:value="664.874304252899" calcext:value-type="float">
            <text:p>664.874304252899</text:p>
          </table:table-cell>
          <table:table-cell table:formula="of:=[.G2] * 1.602E-019" office:value-type="float" office:value="1.06512863541314E-016" calcext:value-type="float">
            <text:p>1.06512863541314E-16</text:p>
          </table:table-cell>
          <table:table-cell table:number-columns-repeated="2"/>
          <table:table-cell table:formula="of:=1/[.H2]" office:value-type="float" office:value="9.38853737240966E+015" calcext:value-type="float">
            <text:p>9.38853737240966E+015</text:p>
          </table:table-cell>
          <table:table-cell table:formula="of:=1 - COS(RADIANS([.A2]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52.9" calcext:value-type="float">
            <text:p>652.9</text:p>
          </table:table-cell>
          <table:table-cell office:value-type="float" office:value="50.88" calcext:value-type="float">
            <text:p>50.88</text:p>
          </table:table-cell>
          <table:table-cell office:value-type="string" calcext:value-type="string">
            <text:p>60404*</text:p>
          </table:table-cell>
          <table:table-cell office:value-type="float" office:value="650.18" calcext:value-type="float">
            <text:p>650.18</text:p>
          </table:table-cell>
          <table:table-cell table:formula="of:=[.$H$15] / [.E3]" office:value-type="float" office:value="1.01771817035283" calcext:value-type="float">
            <text:p>1.01771817035283</text:p>
          </table:table-cell>
          <table:table-cell table:formula="of:=[.B3]*[.F3]" office:value-type="float" office:value="664.46819342336" calcext:value-type="float">
            <text:p>664.46819342336</text:p>
          </table:table-cell>
          <table:table-cell table:formula="of:=[.G3] * 1.602E-019" office:value-type="float" office:value="1.06447804586422E-016" calcext:value-type="float">
            <text:p>1.06447804586422E-16</text:p>
          </table:table-cell>
          <table:table-cell table:number-columns-repeated="2"/>
          <table:table-cell table:formula="of:=1/[.H3]" office:value-type="float" office:value="9.39427547505807E+015" calcext:value-type="float">
            <text:p>9.39427547505807E+015</text:p>
          </table:table-cell>
          <table:table-cell table:formula="of:=1 - COS(RADIANS([.A3]))" office:value-type="float" office:value="0.00380530190825446" calcext:value-type="float">
            <text:p>0.0038053019082544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45.86" calcext:value-type="float">
            <text:p>645.86</text:p>
          </table:table-cell>
          <table:table-cell office:value-type="float" office:value="52.95" calcext:value-type="float">
            <text:p>52.95</text:p>
          </table:table-cell>
          <table:table-cell office:value-type="string" calcext:value-type="string">
            <text:p>12254*</text:p>
          </table:table-cell>
          <table:table-cell office:value-type="float" office:value="649.24" calcext:value-type="float">
            <text:p>649.24</text:p>
          </table:table-cell>
          <table:table-cell table:formula="of:=[.$H$15] / [.E4]" office:value-type="float" office:value="1.01919167026061" calcext:value-type="float">
            <text:p>1.01919167026061</text:p>
          </table:table-cell>
          <table:table-cell table:formula="of:=[.B4]*[.F4]" office:value-type="float" office:value="658.255132154519" calcext:value-type="float">
            <text:p>658.255132154519</text:p>
          </table:table-cell>
          <table:table-cell table:formula="of:=[.G4] * 1.602E-019" office:value-type="float" office:value="1.05452472171154E-016" calcext:value-type="float">
            <text:p>1.05452472171154E-16</text:p>
          </table:table-cell>
          <table:table-cell table:number-columns-repeated="2"/>
          <table:table-cell table:formula="of:=1/[.H4]" office:value-type="float" office:value="9.48294505961848E+015" calcext:value-type="float">
            <text:p>9.48294505961848E+015</text:p>
          </table:table-cell>
          <table:table-cell table:formula="of:=1 - COS(RADIANS([.A4]))" office:value-type="float" office:value="0.015192246987792" calcext:value-type="float">
            <text:p>0.01519224698779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41.62" calcext:value-type="float">
            <text:p>641.62</text:p>
          </table:table-cell>
          <table:table-cell office:value-type="float" office:value="51.99" calcext:value-type="float">
            <text:p>51.99</text:p>
          </table:table-cell>
          <table:table-cell office:value-type="float" office:value="10061" calcext:value-type="float">
            <text:p>10061</text:p>
          </table:table-cell>
          <table:table-cell office:value-type="float" office:value="648.66" calcext:value-type="float">
            <text:p>648.66</text:p>
          </table:table-cell>
          <table:table-cell table:formula="of:=[.$H$15] / [.E5]" office:value-type="float" office:value="1.02010298153116" calcext:value-type="float">
            <text:p>1.02010298153116</text:p>
          </table:table-cell>
          <table:table-cell table:formula="of:=[.B5]*[.F5]" office:value-type="float" office:value="654.518475010021" calcext:value-type="float">
            <text:p>654.518475010021</text:p>
          </table:table-cell>
          <table:table-cell table:formula="of:=[.G5] * 1.602E-019" office:value-type="float" office:value="1.04853859696605E-016" calcext:value-type="float">
            <text:p>1.04853859696605E-16</text:p>
          </table:table-cell>
          <table:table-cell office:value-type="float" office:value="184" calcext:value-type="float">
            <text:p>184</text:p>
          </table:table-cell>
          <table:table-cell/>
          <table:table-cell table:formula="of:=1/[.H5]" office:value-type="float" office:value="9.53708335480926E+015" calcext:value-type="float">
            <text:p>9.53708335480926E+015</text:p>
          </table:table-cell>
          <table:table-cell table:formula="of:=1 - COS(RADIANS([.A5]))" office:value-type="float" office:value="0.0340741737109317" calcext:value-type="float">
            <text:p>0.034074173710931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21.96" calcext:value-type="float">
            <text:p>621.96</text:p>
          </table:table-cell>
          <table:table-cell office:value-type="float" office:value="66.52" calcext:value-type="float">
            <text:p>66.52</text:p>
          </table:table-cell>
          <table:table-cell office:value-type="float" office:value="11181" calcext:value-type="float">
            <text:p>11181</text:p>
          </table:table-cell>
          <table:table-cell office:value-type="float" office:value="648.57" calcext:value-type="float">
            <text:p>648.57</text:p>
          </table:table-cell>
          <table:table-cell table:formula="of:=[.$H$15] / [.E6]" office:value-type="float" office:value="1.02024453798356" calcext:value-type="float">
            <text:p>1.02024453798356</text:p>
          </table:table-cell>
          <table:table-cell table:formula="of:=[.B6]*[.F6]" office:value-type="float" office:value="634.551292844257" calcext:value-type="float">
            <text:p>634.551292844257</text:p>
          </table:table-cell>
          <table:table-cell table:formula="of:=[.G6] * 1.602E-019" office:value-type="float" office:value="1.0165511711365E-016" calcext:value-type="float">
            <text:p>1.0165511711365E-16</text:p>
          </table:table-cell>
          <table:table-cell office:value-type="float" office:value="175" calcext:value-type="float">
            <text:p>175</text:p>
          </table:table-cell>
          <table:table-cell/>
          <table:table-cell table:formula="of:=1/[.H6]" office:value-type="float" office:value="9.83718309902692E+015" calcext:value-type="float">
            <text:p>9.83718309902692E+015</text:p>
          </table:table-cell>
          <table:table-cell table:formula="of:=1 - COS(RADIANS([.A6]))" office:value-type="float" office:value="0.0603073792140916" calcext:value-type="float">
            <text:p>0.060307379214091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66.31" calcext:value-type="float">
            <text:p>566.31</text:p>
          </table:table-cell>
          <table:table-cell office:value-type="float" office:value="49.91" calcext:value-type="float">
            <text:p>49.91</text:p>
          </table:table-cell>
          <table:table-cell office:value-type="float" office:value="8240" calcext:value-type="float">
            <text:p>8240</text:p>
          </table:table-cell>
          <table:table-cell office:value-type="float" office:value="648.16" calcext:value-type="float">
            <text:p>648.16</text:p>
          </table:table-cell>
          <table:table-cell table:formula="of:=[.$H$15] / [.E7]" office:value-type="float" office:value="1.02088990372747" calcext:value-type="float">
            <text:p>1.02088990372747</text:p>
          </table:table-cell>
          <table:table-cell table:formula="of:=[.B7]*[.F7]" office:value-type="float" office:value="578.140161379906" calcext:value-type="float">
            <text:p>578.140161379906</text:p>
          </table:table-cell>
          <table:table-cell table:formula="of:=[.G7] * 1.602E-019" office:value-type="float" office:value="9.2618053853061E-017" calcext:value-type="float">
            <text:p>9.2618053853061E-17</text:p>
          </table:table-cell>
          <table:table-cell office:value-type="float" office:value="240" calcext:value-type="float">
            <text:p>240</text:p>
          </table:table-cell>
          <table:table-cell/>
          <table:table-cell table:formula="of:=1/[.H7]" office:value-type="float" office:value="1.07970310149953E+016" calcext:value-type="float">
            <text:p>1.07970310149953E+016</text:p>
          </table:table-cell>
          <table:table-cell table:formula="of:=1 - COS(RADIANS([.A7]))" office:value-type="float" office:value="0.133974596215561" calcext:value-type="float">
            <text:p>0.13397459621556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07.84" calcext:value-type="float">
            <text:p>507.84</text:p>
          </table:table-cell>
          <table:table-cell office:value-type="float" office:value="50.96" calcext:value-type="float">
            <text:p>50.96</text:p>
          </table:table-cell>
          <table:table-cell office:value-type="float" office:value="4941" calcext:value-type="float">
            <text:p>4941</text:p>
          </table:table-cell>
          <table:table-cell office:value-type="float" office:value="647.85" calcext:value-type="float">
            <text:p>647.85</text:p>
          </table:table-cell>
          <table:table-cell table:formula="of:=[.$H$15] / [.E8]" office:value-type="float" office:value="1.0213784054951" calcext:value-type="float">
            <text:p>1.0213784054951</text:p>
          </table:table-cell>
          <table:table-cell table:formula="of:=[.B8]*[.F8]" office:value-type="float" office:value="518.696809446631" calcext:value-type="float">
            <text:p>518.696809446631</text:p>
          </table:table-cell>
          <table:table-cell table:formula="of:=[.G8] * 1.602E-019" office:value-type="float" office:value="8.30952288733503E-017" calcext:value-type="float">
            <text:p>8.30952288733503E-17</text:p>
          </table:table-cell>
          <table:table-cell office:value-type="float" office:value="175" calcext:value-type="float">
            <text:p>175</text:p>
          </table:table-cell>
          <table:table-cell/>
          <table:table-cell table:formula="of:=1/[.H8]" office:value-type="float" office:value="1.20343852897277E+016" calcext:value-type="float">
            <text:p>1.20343852897277E+016</text:p>
          </table:table-cell>
          <table:table-cell table:formula="of:=1 - COS(RADIANS([.A8]))" office:value-type="float" office:value="0.233955556881022" calcext:value-type="float">
            <text:p>0.23395555688102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56.11" calcext:value-type="float">
            <text:p>456.11</text:p>
          </table:table-cell>
          <table:table-cell office:value-type="float" office:value="46.3" calcext:value-type="float">
            <text:p>46.3</text:p>
          </table:table-cell>
          <table:table-cell office:value-type="float" office:value="5435" calcext:value-type="float">
            <text:p>5435</text:p>
          </table:table-cell>
          <table:table-cell office:value-type="float" office:value="647.63" calcext:value-type="float">
            <text:p>647.63</text:p>
          </table:table-cell>
          <table:table-cell table:formula="of:=[.$H$15] / [.E9]" office:value-type="float" office:value="1.02172536787981" calcext:value-type="float">
            <text:p>1.02172536787981</text:p>
          </table:table-cell>
          <table:table-cell table:formula="of:=[.B9]*[.F9]" office:value-type="float" office:value="466.019157543659" calcext:value-type="float">
            <text:p>466.019157543659</text:p>
          </table:table-cell>
          <table:table-cell table:formula="of:=[.G9] * 1.602E-019" office:value-type="float" office:value="7.46562690384942E-017" calcext:value-type="float">
            <text:p>7.46562690384942E-17</text:p>
          </table:table-cell>
          <table:table-cell office:value-type="float" office:value="104" calcext:value-type="float">
            <text:p>104</text:p>
          </table:table-cell>
          <table:table-cell/>
          <table:table-cell table:formula="of:=1/[.H9]" office:value-type="float" office:value="1.33947224108451E+016" calcext:value-type="float">
            <text:p>1.33947224108451E+016</text:p>
          </table:table-cell>
          <table:table-cell table:formula="of:=1 - COS(RADIANS([.A9]))" office:value-type="float" office:value="0.357212390313461" calcext:value-type="float">
            <text:p>0.35721239031346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06.26" calcext:value-type="float">
            <text:p>406.26</text:p>
          </table:table-cell>
          <table:table-cell office:value-type="float" office:value="29.55" calcext:value-type="float">
            <text:p>29.55</text:p>
          </table:table-cell>
          <table:table-cell office:value-type="float" office:value="6258" calcext:value-type="float">
            <text:p>6258</text:p>
          </table:table-cell>
          <table:table-cell office:value-type="float" office:value="647.28" calcext:value-type="float">
            <text:p>647.28</text:p>
          </table:table-cell>
          <table:table-cell table:formula="of:=[.$H$15] / [.E10]" office:value-type="float" office:value="1.02227783957484" calcext:value-type="float">
            <text:p>1.02227783957484</text:p>
          </table:table-cell>
          <table:table-cell table:formula="of:=[.B10]*[.F10]" office:value-type="float" office:value="415.310595105673" calcext:value-type="float">
            <text:p>415.310595105673</text:p>
          </table:table-cell>
          <table:table-cell table:formula="of:=[.G10] * 1.602E-019" office:value-type="float" office:value="6.65327573359288E-017" calcext:value-type="float">
            <text:p>6.65327573359288E-17</text:p>
          </table:table-cell>
          <table:table-cell table:number-columns-repeated="2"/>
          <table:table-cell table:formula="of:=1/[.H10]" office:value-type="float" office:value="1.503019024074E+016" calcext:value-type="float">
            <text:p>1.503019024074E+016</text:p>
          </table:table-cell>
          <table:table-cell table:formula="of:=1 - COS(RADIANS([.A10]))"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360.58" calcext:value-type="float">
            <text:p>360.58</text:p>
          </table:table-cell>
          <table:table-cell office:value-type="float" office:value="32.52" calcext:value-type="float">
            <text:p>32.52</text:p>
          </table:table-cell>
          <table:table-cell office:value-type="float" office:value="890" calcext:value-type="float">
            <text:p>890</text:p>
          </table:table-cell>
          <table:table-cell office:value-type="float" office:value="646.95" calcext:value-type="float">
            <text:p>646.95</text:p>
          </table:table-cell>
          <table:table-cell table:formula="of:=[.$H$15] / [.E11]" office:value-type="float" office:value="1.02279928897133" calcext:value-type="float">
            <text:p>1.02279928897133</text:p>
          </table:table-cell>
          <table:table-cell table:formula="of:=[.B11]*[.F11]" office:value-type="float" office:value="368.800967617281" calcext:value-type="float">
            <text:p>368.800967617281</text:p>
          </table:table-cell>
          <table:table-cell table:formula="of:=[.G11] * 1.602E-019" office:value-type="float" office:value="5.90819150122884E-017" calcext:value-type="float">
            <text:p>5.90819150122884E-17</text:p>
          </table:table-cell>
          <table:table-cell office:value-type="float" office:value="70" calcext:value-type="float">
            <text:p>70</text:p>
          </table:table-cell>
          <table:table-cell/>
          <table:table-cell table:formula="of:=1/[.H11]" office:value-type="float" office:value="1.69256531341614E+016" calcext:value-type="float">
            <text:p>1.69256531341614E+016</text:p>
          </table:table-cell>
          <table:table-cell table:formula="of:=1 - COS(RADIANS([.A11]))" office:value-type="float" office:value="0.657979856674331" calcext:value-type="float">
            <text:p>0.65797985667433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319.35" calcext:value-type="float">
            <text:p>319.35</text:p>
          </table:table-cell>
          <table:table-cell office:value-type="float" office:value="5.06" calcext:value-type="float">
            <text:p>5.06</text:p>
          </table:table-cell>
          <table:table-cell office:value-type="float" office:value="747" calcext:value-type="float">
            <text:p>747</text:p>
          </table:table-cell>
          <table:table-cell office:value-type="float" office:value="647.24" calcext:value-type="float">
            <text:p>647.24</text:p>
          </table:table-cell>
          <table:table-cell table:formula="of:=[.$H$15] / [.E12]" office:value-type="float" office:value="1.02234101724245" calcext:value-type="float">
            <text:p>1.02234101724245</text:p>
          </table:table-cell>
          <table:table-cell table:formula="of:=[.B12]*[.F12]" office:value-type="float" office:value="326.484603856375" calcext:value-type="float">
            <text:p>326.484603856375</text:p>
          </table:table-cell>
          <table:table-cell table:formula="of:=[.G12] * 1.602E-019" office:value-type="float" office:value="5.23028335377912E-017" calcext:value-type="float">
            <text:p>5.23028335377912E-17</text:p>
          </table:table-cell>
          <table:table-cell office:value-type="float" office:value="86" calcext:value-type="float">
            <text:p>86</text:p>
          </table:table-cell>
          <table:table-cell/>
          <table:table-cell table:formula="of:=1/[.H12]" office:value-type="float" office:value="1.91194230285335E+016" calcext:value-type="float">
            <text:p>1.91194230285335E+016</text:p>
          </table:table-cell>
          <table:table-cell table:formula="of:=1 - COS(RADIANS([.A12]))" office:value-type="float" office:value="0.82635182233307" calcext:value-type="float">
            <text:p>0.82635182233307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92.31" calcext:value-type="float">
            <text:p>292.31</text:p>
          </table:table-cell>
          <table:table-cell office:value-type="float" office:value="20.35" calcext:value-type="float">
            <text:p>20.35</text:p>
          </table:table-cell>
          <table:table-cell office:value-type="float" office:value="573" calcext:value-type="float">
            <text:p>573</text:p>
          </table:table-cell>
          <table:table-cell office:value-type="float" office:value="646.79" calcext:value-type="float">
            <text:p>646.79</text:p>
          </table:table-cell>
          <table:table-cell table:formula="of:=[.$H$15] / [.E13]" office:value-type="float" office:value="1.0230523044574" calcext:value-type="float">
            <text:p>1.0230523044574</text:p>
          </table:table-cell>
          <table:table-cell table:formula="of:=[.B13]*[.F13]" office:value-type="float" office:value="299.048419115942" calcext:value-type="float">
            <text:p>299.048419115942</text:p>
          </table:table-cell>
          <table:table-cell table:formula="of:=[.G13] * 1.602E-019" office:value-type="float" office:value="4.79075567423739E-017" calcext:value-type="float">
            <text:p>4.79075567423739E-17</text:p>
          </table:table-cell>
          <table:table-cell office:value-type="float" office:value="77" calcext:value-type="float">
            <text:p>77</text:p>
          </table:table-cell>
          <table:table-cell/>
          <table:table-cell table:formula="of:=1/[.H13]" office:value-type="float" office:value="2.08735336969399E+016" calcext:value-type="float">
            <text:p>2.08735336969399E+016</text:p>
          </table:table-cell>
          <table:table-cell table:formula="of:=1 - COS(RADIANS([.A13]))" office:value-type="float" office:value="1" calcext:value-type="float">
            <text:p>1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* recheck counts</text:p>
          </table:table-cell>
          <table:table-cell table:number-columns-repeated="2"/>
          <table:table-cell office:value-type="string" calcext:value-type="string">
            <text:p>Calibration:</text:p>
          </table:table-cell>
          <table:table-cell office:value-type="float" office:value="661.7" calcext:value-type="float">
            <text:p>661.7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11">00/00/0000</text:date>, <text:time style:data-style-name="N2" text:time-value="10:07:21.40134180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4T11:38:24.596554982</meta:creation-date>
    <dc:date>2025-02-11T10:35:49.947205851</dc:date>
    <meta:editing-duration>PT48M15S</meta:editing-duration>
    <meta:editing-cycles>6</meta:editing-cycles>
    <meta:generator>LibreOffice/24.8.4.2$Linux_X86_64 LibreOffice_project/480$Build-2</meta:generator>
    <meta:document-statistic meta:table-count="1" meta:cell-count="142" meta:object-count="0"/>
  </office:meta>
</office:document-meta>
</file>